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izona</text:p>
          </table:table-cell>
          <table:table-cell office:value-type="float" office:value="0.402" calcext:value-type="float">
            <text:p>0.402</text:p>
          </table:table-cell>
          <table:table-cell office:value-type="float" office:value="0.468" calcext:value-type="float">
            <text:p>0.4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36" calcext:value-type="float">
            <text:p>0.43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lanta</text:p>
          </table:table-cell>
          <table:table-cell office:value-type="float" office:value="0.346" calcext:value-type="float">
            <text:p>0.346</text:p>
          </table:table-cell>
          <table:table-cell office:value-type="float" office:value="0.29" calcext:value-type="float">
            <text:p>0.2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5" calcext:value-type="float">
            <text:p>0.3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5" calcext:value-type="float">
            <text:p>0.38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</text:p>
          </table:table-cell>
          <table:table-cell office:value-type="float" office:value="0.378" calcext:value-type="float">
            <text:p>0.37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9" calcext:value-type="float">
            <text:p>0.35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ffalo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" calcext:value-type="float">
            <text:p>0.25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51" calcext:value-type="float">
            <text:p>0.35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0.308" calcext:value-type="float">
            <text:p>0.30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71" calcext:value-type="float">
            <text:p>0.3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31" calcext:value-type="float">
            <text:p>0.331</text:p>
          </table:table-cell>
          <table:table-cell office:value-type="float" office:value="0.432" calcext:value-type="float">
            <text:p>0.43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" calcext:value-type="float">
            <text:p>0.41</text:p>
          </table:table-cell>
          <table:table-cell office:value-type="float" office:value="0.561" calcext:value-type="float">
            <text:p>0.561</text:p>
          </table:table-cell>
          <table:table-cell office:value-type="float" office:value="0.419" calcext:value-type="float">
            <text:p>0.419</text:p>
          </table:table-cell>
          <table:table-cell office:value-type="float" office:value="0.255" calcext:value-type="float">
            <text:p>0.255</text:p>
          </table:table-cell>
          <table:table-cell office:value-type="float" office:value="0.38" calcext:value-type="float">
            <text:p>0.3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ncinnati</text:p>
          </table:table-cell>
          <table:table-cell office:value-type="float" office:value="0.298" calcext:value-type="float">
            <text:p>0.29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07" calcext:value-type="float">
            <text:p>0.20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float" office:value="0.252" calcext:value-type="float">
            <text:p>0.252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3" calcext:value-type="float">
            <text:p>0.38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2" calcext:value-type="float">
            <text:p>0.25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0.344" calcext:value-type="float">
            <text:p>0.344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412" calcext:value-type="float">
            <text:p>0.4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37" calcext:value-type="float">
            <text:p>0.3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ver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" calcext:value-type="float">
            <text:p>0.3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3" calcext:value-type="float">
            <text:p>0.36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3" calcext:value-type="float">
            <text:p>0.28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94" calcext:value-type="float">
            <text:p>0.29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3" calcext:value-type="float">
            <text:p>0.653</text:p>
          </table:table-cell>
          <table:table-cell office:value-type="float" office:value="0.672" calcext:value-type="float">
            <text:p>0.67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14" calcext:value-type="float">
            <text:p>0.41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ton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5" calcext:value-type="float">
            <text:p>0.395</text:p>
          </table:table-cell>
          <table:table-cell office:value-type="float" office:value="0.507" calcext:value-type="float">
            <text:p>0.50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" calcext:value-type="float">
            <text:p>0.35</text:p>
          </table:table-cell>
          <table:table-cell office:value-type="float" office:value="0.359" calcext:value-type="float">
            <text:p>0.35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float" office:value="0.409" calcext:value-type="float">
            <text:p>0.409</text:p>
          </table:table-cell>
          <table:table-cell office:value-type="float" office:value="0.335" calcext:value-type="float">
            <text:p>0.33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72" calcext:value-type="float">
            <text:p>0.472</text:p>
          </table:table-cell>
          <table:table-cell office:value-type="float" office:value="0.381" calcext:value-type="float">
            <text:p>0.38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ksonville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31" calcext:value-type="float">
            <text:p>0.3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nsas City</text:p>
          </table:table-cell>
          <table:table-cell office:value-type="float" office:value="0.289" calcext:value-type="float">
            <text:p>0.289</text:p>
          </table:table-cell>
          <table:table-cell office:value-type="float" office:value="0.447" calcext:value-type="float">
            <text:p>0.447</text:p>
          </table:table-cell>
          <table:table-cell office:value-type="float" office:value="0.733" calcext:value-type="float">
            <text:p>0.733</text:p>
          </table:table-cell>
          <table:table-cell office:value-type="float" office:value="0.251" calcext:value-type="float">
            <text:p>0.25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5" calcext:value-type="float">
            <text:p>0.30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ami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1" calcext:value-type="float">
            <text:p>0.381</text:p>
          </table:table-cell>
          <table:table-cell office:value-type="float" office:value="0.276" calcext:value-type="float">
            <text:p>0.276</text:p>
          </table:table-cell>
          <table:table-cell office:value-type="float" office:value="0.345" calcext:value-type="float">
            <text:p>0.34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nesota</text:p>
          </table:table-cell>
          <table:table-cell office:value-type="float" office:value="0.445" calcext:value-type="float">
            <text:p>0.445</text:p>
          </table:table-cell>
          <table:table-cell office:value-type="float" office:value="0.502" calcext:value-type="float">
            <text:p>0.50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07" calcext:value-type="float">
            <text:p>0.407</text:p>
          </table:table-cell>
          <table:table-cell office:value-type="float" office:value="0.363" calcext:value-type="float">
            <text:p>0.36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England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3" calcext:value-type="float">
            <text:p>0.4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414" calcext:value-type="float">
            <text:p>0.41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4" calcext:value-type="float">
            <text:p>0.37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7" calcext:value-type="float">
            <text:p>0.52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2" calcext:value-type="float">
            <text:p>0.44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Y Giants</text:p>
          </table:table-cell>
          <table:table-cell office:value-type="float" office:value="0.395" calcext:value-type="float">
            <text:p>0.395</text:p>
          </table:table-cell>
          <table:table-cell office:value-type="float" office:value="0.357" calcext:value-type="float">
            <text:p>0.3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422" calcext:value-type="float">
            <text:p>0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5" calcext:value-type="float">
            <text:p>0.40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Y Jets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" calcext:value-type="float">
            <text:p>0.36</text:p>
          </table:table-cell>
          <table:table-cell office:value-type="float" office:value="0.413" calcext:value-type="float">
            <text:p>0.41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akland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86" calcext:value-type="float">
            <text:p>0.28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0.43" calcext:value-type="float">
            <text:p>0.4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" calcext:value-type="float">
            <text:p>0.25</text:p>
          </table:table-cell>
          <table:table-cell office:value-type="float" office:value="0.463" calcext:value-type="float">
            <text:p>0.46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2" calcext:value-type="float">
            <text:p>0.39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7" calcext:value-type="float">
            <text:p>0.35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Diego</text:p>
          </table:table-cell>
          <table:table-cell office:value-type="float" office:value="0.453" calcext:value-type="float">
            <text:p>0.453</text:p>
          </table:table-cell>
          <table:table-cell office:value-type="float" office:value="0.411" calcext:value-type="float">
            <text:p>0.4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4" calcext:value-type="float">
            <text:p>0.46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Francisco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" calcext:value-type="float">
            <text:p>0.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3" calcext:value-type="float">
            <text:p>0.35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0.268" calcext:value-type="float">
            <text:p>0.268</text:p>
          </table:table-cell>
          <table:table-cell office:value-type="float" office:value="0.149" calcext:value-type="float">
            <text:p>0.1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317" calcext:value-type="float">
            <text:p>0.31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" calcext:value-type="float">
            <text:p>0.15</text:p>
          </table:table-cell>
          <table:table-cell office:value-type="float" office:value="0.236" calcext:value-type="float">
            <text:p>0.23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mpa Bay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5" calcext:value-type="float">
            <text:p>0.34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7" calcext:value-type="float">
            <text:p>0.347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3" calcext:value-type="float">
            <text:p>0.463</text:p>
          </table:table-cell>
          <table:table-cell office:value-type="float" office:value="0.259" calcext:value-type="float">
            <text:p>0.259</text:p>
          </table:table-cell>
          <table:table-cell office:value-type="float" office:value="0.369" calcext:value-type="float">
            <text:p>0.36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float" office:value="0.274" calcext:value-type="float">
            <text:p>0.2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319" calcext:value-type="float">
            <text:p>0.319</text:p>
          </table:table-cell>
          <table:table-cell office:value-type="float" office:value="0.258" calcext:value-type="float">
            <text:p>0.25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